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0"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1"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19"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0"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2" style:family="paragraph" style:parent-style-name="Text_20_body">
      <style:paragraph-properties fo:margin-top="0in" fo:margin-bottom="0in" style:contextual-spacing="false" fo:line-height="115%" fo:text-align="justify" style:justify-single-word="false"/>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7"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1"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2"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3"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8"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8"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6" style:family="paragraph" style:parent-style-name="Standard">
      <style:paragraph-properties fo:margin-top="0in" fo:margin-bottom="0in" style:contextual-spacing="false" fo:line-height="115%"/>
      <style:text-properties style:font-name="Arial" fo:font-size="14pt" officeooo:paragraph-rsid="0031a553"/>
    </style:style>
    <style:style style:name="P7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78"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79"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0"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81" style:family="paragraph" style:parent-style-name="Preformatted_20_Text">
      <style:paragraph-properties fo:line-height="150%"/>
    </style:style>
    <style:style style:name="P82" style:family="paragraph" style:parent-style-name="Preformatted_20_Text">
      <style:paragraph-properties fo:margin-top="0in" fo:margin-bottom="0.1965in" style:contextual-spacing="false" fo:line-height="150%"/>
    </style:style>
    <style:style style:name="P83"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84"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85"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86"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87"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88"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89"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0"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91"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92"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9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94"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95"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96"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97"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98"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99"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0"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02"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03"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0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05"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07"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08"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09"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0"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11"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12"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13"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14"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15"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16" style:family="paragraph" style:parent-style-name="Preformatted_20_Text">
      <style:paragraph-properties fo:margin-top="0in" fo:margin-bottom="0.1965in" style:contextual-spacing="false"/>
    </style:style>
    <style:style style:name="P117"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18"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19"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120"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121"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122"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123"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124"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26" style:family="paragraph" style:parent-style-name="Text_20_body" style:list-style-name="L2">
      <style:paragraph-properties fo:margin-top="0in" fo:margin-bottom="0in" style:contextual-spacing="false" fo:line-height="115%" fo:text-align="justify" style:justify-single-word="false"/>
    </style:style>
    <style:style style:name="P127"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8"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9"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0"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1"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6"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5"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6" style:family="text">
      <style:text-properties style:font-name="arial" style:font-size-asian="14pt"/>
    </style:style>
    <style:style style:name="T37" style:family="text">
      <style:text-properties style:font-name="arial" style:font-size-asian="14pt" style:font-size-complex="14pt"/>
    </style:style>
    <style:style style:name="T38" style:family="text">
      <style:text-properties style:font-name="arial" fo:font-size="14pt" style:font-size-asian="14pt" style:font-size-complex="14pt"/>
    </style:style>
    <style:style style:name="T39" style:family="text">
      <style:text-properties style:font-name="arial" fo:font-size="14pt" officeooo:rsid="007361ef" style:font-size-asian="14pt" style:font-size-complex="14pt"/>
    </style:style>
    <style:style style:name="T40" style:family="text">
      <style:text-properties style:font-name="arial" fo:font-size="14pt" officeooo:rsid="0076dd8b" style:font-size-asian="14pt" style:font-size-complex="14pt"/>
    </style:style>
    <style:style style:name="T41" style:family="text">
      <style:text-properties officeooo:rsid="00530bba"/>
    </style:style>
    <style:style style:name="T42" style:family="text">
      <style:text-properties officeooo:rsid="00592517"/>
    </style:style>
    <style:style style:name="T43" style:family="text">
      <style:text-properties officeooo:rsid="00640246"/>
    </style:style>
    <style:style style:name="T44" style:family="text">
      <style:text-properties officeooo:rsid="00642620"/>
    </style:style>
    <style:style style:name="T45" style:family="text">
      <style:text-properties officeooo:rsid="0070cbbb"/>
    </style:style>
    <style:style style:name="T46" style:family="text">
      <style:text-properties officeooo:rsid="0071ef57"/>
    </style:style>
    <style:style style:name="T47" style:family="text">
      <style:text-properties officeooo:rsid="007335be"/>
    </style:style>
    <style:style style:name="T48" style:family="text">
      <style:text-properties officeooo:rsid="0074b830"/>
    </style:style>
    <style:style style:name="T49" style:family="text">
      <style:text-properties officeooo:rsid="00763b9d"/>
    </style:style>
    <style:style style:name="T50" style:family="text">
      <style:text-properties officeooo:rsid="007f8e83"/>
    </style:style>
    <style:style style:name="T51"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1"/>
      <text:p text:style-name="P1">Tasks:</text:p>
      <text:p text:style-name="P5">➔ <text:span text:style-name="T1">Setup a Docker-based Web Service: </text:span></text:p>
      <text:p text:style-name="P5"><text:span text:style-name="T2">I</text:span><text:span text:style-name="T1"> will run this docker container within </text:span><text:span text:style-name="T4">debian 12 as a host, running on a partition in my 1tb SSD.</text:span><text:span text:style-name="T3"><text:tab/><text:tab/></text:span></text:p>
      <text:p text:style-name="P21"/>
      <text:p text:style-name="P6">◆ <text:span text:style-name="T1">Pull and run a simple web app using Docker (e.g., nginx or a basic Python</text:span></text:p>
      <text:p text:style-name="P1">app).</text:p>
      <text:p text:style-name="P1"/>
      <text:p text:style-name="P23"><text:span text:style-name="T5">We will download and setup up an nginx server that runs within a docker container</text:span><text:span text:style-name="T6">[2]</text:span><text:span text:style-name="T5">:</text:span></text:p>
      <text:p text:style-name="P23"/>
      <text:p text:style-name="P6">◆ <text:span text:style-name="T1">Expose it on port 8080.</text:span></text:p>
      <text:p text:style-name="P6">◆ <text:span text:style-name="T1">Use Docker volumes to persist configuration or logs.</text:span></text:p>
      <text:p text:style-name="P6">➔ <text:span text:style-name="T1">Secure the Container &amp; Host</text:span></text:p>
      <text:p text:style-name="P6">◆ <text:span text:style-name="T1">Limit container privileges (no root, no unnecessary capabilities).</text:span></text:p>
      <text:p text:style-name="P6"/>
      <text:p text:style-name="P24">So we are gonna first pull the NGINX image from docker’s official repo, give it the name “nginx-server” and expose it to port 80:80:</text:p>
      <text:p text:style-name="P24"/>
      <text:p text:style-name="P24">docker run -d –name nginx-server -p 80:80 nginx:latest</text:p>
      <text:p text:style-name="P25"><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5"><text:soft-page-break/><text:tab/></text:p>
      <text:p text:style-name="P29">The container, stored logically within windows, appears in docker desktop as:</text:p>
      <text:p text:style-name="P29">C\Users\royer\AppData\Local\Docker\wsl</text:p>
      <text:p text:style-name="P29">However, if I want to actually access the files and everything, I will need to write this either in the windows explorer URL or within the CMD [3]:</text:p>
      <text:p text:style-name="P29">\\wsl.localhost\docker-desktop\mnt\docker-desktop-disk\data\docker\volumes\nginx-volume</text:p>
      <text:p text:style-name="P30">Now, to secure our container, lets take the following steps[5]<text:span text:style-name="T16">[6]</text:span>:</text:p>
      <text:p text:style-name="P77"><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2">Now, lets move on from “rootless” users to “unnecessary privileges”[9]:</text:p>
      <text:p text:style-name="P73">We do actually have a very stripped down image of nginx for docker, which disallows root and ships without even a way to ping without going into the bash of each container and installing it yourself. <text:span text:style-name="T51">We can set it up with a compose.yaml file, but it needs some thinkering before it can be useful.</text:span></text:p>
      <text:p text:style-name="P73"><text:span text:style-name="T51">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5">We are going, then, to first create in our nginx folder, the following bash script: nginx-entrypoint.sh, and add the following code:</text:p>
      <text:p text:style-name="P102">#!/bin/sh</text:p>
      <text:p text:style-name="P107"><text:soft-page-break/></text:p>
      <text:p text:style-name="P110">chown -R www-data:www-data /var/log/nginx</text:p>
      <text:p text:style-name="P107"/>
      <text:p text:style-name="P110">if [ -f /var/www/html/index.html ]; then</text:p>
      <text:p text:style-name="P110">mv /var/www/html/index.html /var/www/html/index.html_bkp</text:p>
      <text:p text:style-name="P110">fi</text:p>
      <text:p text:style-name="P107"/>
      <text:p text:style-name="P110">exec /docker-entrypoint.sh nginx -g "daemon off;"</text:p>
      <text:p text:style-name="P110"/>
      <text:p text:style-name="P104">Then we are going to run this in terminal to allow docker to reach this file without permit issues from debian:</text:p>
      <text:p text:style-name="P104">chmod +x ./nginx/nginx-entrypoint.sh</text:p>
      <text:p text:style-name="P105">The whole compose.yaml thing will end up looking like this:</text:p>
      <text:p text:style-name="P103">services:</text:p>
      <text:p text:style-name="P111">reverseproxy:</text:p>
      <text:p text:style-name="P111">image: nginxinc/nginx-unprivileged:latest</text:p>
      <text:p text:style-name="P111">container_name: nginx-container</text:p>
      <text:p text:style-name="P111">volumes: </text:p>
      <text:p text:style-name="P111">- ./nginx/core.conf:/etc/nginx/conf.d/core.conf</text:p>
      <text:p text:style-name="P111">- ./nginx/proxy.conf:/etc/nginx/conf.d/proxy.conf</text:p>
      <text:p text:style-name="P111">- ./nginx/wordpress1.conf:/etc/nginx/conf.d/wordpress1.conf</text:p>
      <text:p text:style-name="P111">- ./nginx/wordpress2.conf:/etc/nginx/conf.d/wordpress2.conf</text:p>
      <text:p text:style-name="P111">- ./nginx/html:/var/www/html</text:p>
      <text:p text:style-name="P111"># logging mounted volumes</text:p>
      <text:p text:style-name="P111">- ./nginx:/etc/nginx/conf.d</text:p>
      <text:p text:style-name="P111">- ./app/static:/static</text:p>
      <text:p text:style-name="P111">- ./log/nginx:/var/log/nginx</text:p>
      <text:p text:style-name="P111"># mounting the script, remember: - file where its stored : path inside docker</text:p>
      <text:p text:style-name="P111">- ./nginx/nginx-entrypoint.sh:/etc/nginx/conf.d/nginx-entrypoint.sh</text:p>
      <text:p text:style-name="P111"># running the entrypoint script</text:p>
      <text:p text:style-name="P111">entrypoint: ["/etc/nginx/conf.d/nginx-entrypoint.sh"]</text:p>
      <text:p text:style-name="P108"/>
      <text:p text:style-name="P111">ports:</text:p>
      <text:p text:style-name="P111">- "8080:80"</text:p>
      <text:p text:style-name="P111"><text:soft-page-break/>- "443:80"</text:p>
      <text:p text:style-name="P111">links:</text:p>
      <text:p text:style-name="P111">- web1</text:p>
      <text:p text:style-name="P111">- web2</text:p>
      <text:p text:style-name="P111">- db1</text:p>
      <text:p text:style-name="P111">- db2</text:p>
      <text:p text:style-name="P111">restart: on-failure:3</text:p>
      <text:p text:style-name="P109"/>
      <text:p text:style-name="P111">web1:</text:p>
      <text:p text:style-name="P111">image: wordpress:php8.2-fpm</text:p>
      <text:p text:style-name="P111">container_name: wordpresss1</text:p>
      <text:p text:style-name="P111">volumes:</text:p>
      <text:p text:style-name="P111">- ./wordpress/wp1:/var/www/html</text:p>
      <text:p text:style-name="P111">links:</text:p>
      <text:p text:style-name="P111">- db1</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command: /var/spool/cron/crontabs/chemiloco</text:p>
      <text:p text:style-name="P109"/>
      <text:p text:style-name="P111">web2:</text:p>
      <text:p text:style-name="P111">image: wordpress:php8.2-fpm</text:p>
      <text:p text:style-name="P111">container_name: wordpresss2</text:p>
      <text:p text:style-name="P111">volumes:</text:p>
      <text:p text:style-name="P111">- ./wordpress/wp2:/var/www/html</text:p>
      <text:p text:style-name="P111">links:</text:p>
      <text:p text:style-name="P111">- db2</text:p>
      <text:p text:style-name="P111">environment:</text:p>
      <text:p text:style-name="P111">- WORDPRESS_DB_HOST=db1</text:p>
      <text:p text:style-name="P111">- WORDPRESS_DB_USER=wp1</text:p>
      <text:p text:style-name="P111">- WORDPRESS_DB_PASSWORD=wordpress1234</text:p>
      <text:p text:style-name="P111">- WORDPRESS_DB_NAME=wordpress1</text:p>
      <text:p text:style-name="P111"># memory usage script</text:p>
      <text:p text:style-name="P111"><text:soft-page-break/>command: /var/spool/cron/crontabs/chemiloco</text:p>
      <text:p text:style-name="P111">db1:</text:p>
      <text:p text:style-name="P111">image: mysql:latest</text:p>
      <text:p text:style-name="P111">container_name: db1</text:p>
      <text:p text:style-name="P111">volumes:</text:p>
      <text:p text:style-name="P111">- ./mysql/db1:/var/lib/mysql</text:p>
      <text:p text:style-name="P111">- ./mysql/conf1.d:/etc/mysql/conf.d</text:p>
      <text:p text:style-name="P111">environment:</text:p>
      <text:p text:style-name="P111">MYSQL_ROOT_PASSWORD: "Admin1234"</text:p>
      <text:p text:style-name="P111">MYSQL_DATABASE: "wordpress1"</text:p>
      <text:p text:style-name="P111">MYSQL_USER: "wp1"</text:p>
      <text:p text:style-name="P111">MYSQL_PASSWORD: "wordpress1234"</text:p>
      <text:p text:style-name="P109"/>
      <text:p text:style-name="P111">db2:</text:p>
      <text:p text:style-name="P111">image: mysql:latest</text:p>
      <text:p text:style-name="P111">container_name: db2</text:p>
      <text:p text:style-name="P111">volumes:</text:p>
      <text:p text:style-name="P111">- ./mysql/db2:/var/lib/mysql</text:p>
      <text:p text:style-name="P111">- ./mysql/conf2.d:/etc/mysql/conf.d</text:p>
      <text:p text:style-name="P111">environment:</text:p>
      <text:p text:style-name="P111">MYSQL_ROOT_PASSWORD: "Admin1234"</text:p>
      <text:p text:style-name="P111">MYSQL_DATABASE: "wordpress2"</text:p>
      <text:p text:style-name="P111">MYSQL_USER: "wp2"</text:p>
      <text:p text:style-name="P111">MYSQL_PASSWORD: "wordpress1234"</text:p>
      <text:p text:style-name="P106"/>
      <text:p text:style-name="P74">You also need to edit your hosts file, at least in any sort of linux distro, that can be found within /etc/. I have included how mine runs here, as if you don’t edit this so localhost reacts to your domains, your website will never work.</text:p>
      <text:p text:style-name="P26"/>
      <text:p text:style-name="P26"/>
      <text:p text:style-name="P26"/>
      <text:p text:style-name="P26"/>
      <text:p text:style-name="P26"><text:soft-page-break/></text:p>
      <text:p text:style-name="P26"/>
      <text:p text:style-name="P7"/>
      <text:p text:style-name="P7"/>
      <text:p text:style-name="P7"/>
      <text:p text:style-name="P7"/>
      <text:list text:style-name="L1">
        <text:list-item>
          <text:p text:style-name="P124">Configure a firewall to allow only SSH (port 22) and HTTP (port 8080). Ensure that DNS is working but no other outbound traffic is allowed.</text:p>
        </text:list-item>
      </text:list>
      <text:p text:style-name="P11">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1"/>
      <text:p text:style-name="P10"><text:span text:style-name="Source_20_Text"><text:span text:style-name="T36">apt update &amp;&amp; apt install firewalld -y</text:span></text:span></text:p>
      <text:p text:style-name="P81"><text:span text:style-name="Source_20_Text"><text:span text:style-name="T38">systemctl enable --now firewalld</text:span></text:span></text:p>
      <text:p text:style-name="P81"><text:span text:style-name="Source_20_Text"><text:span text:style-name="T38"># Confirm that the service is running</text:span></text:span></text:p>
      <text:p text:style-name="P82"><text:span text:style-name="Source_20_Text"><text:span text:style-name="T38">firewall-cmd –state</text:span></text:span></text:p>
      <text:p text:style-name="P82"><text:span text:style-name="Source_20_Text"/></text:p>
      <text:p text:style-name="P83"><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83"><text:span text:style-name="Source_20_Text"/></text:p>
      <text:p text:style-name="P84"><text:span text:style-name="Source_20_Text"><text:span text:style-name="T8">{</text:span></text:span></text:p>
      <text:p text:style-name="P84"><text:span text:style-name="Source_20_Text"><text:span text:style-name="T8">“iptables”: false</text:span></text:span></text:p>
      <text:p text:style-name="P84"><text:span text:style-name="Source_20_Text"><text:span text:style-name="T8">}</text:span></text:span></text:p>
      <text:p text:style-name="P84"><text:span text:style-name="Source_20_Text"/></text:p>
      <text:p text:style-name="P84"><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84"><text:span text:style-name="Source_20_Text"/></text:p>
      <text:p text:style-name="P83"><text:span text:style-name="Source_20_Text"/></text:p>
      <text:p text:style-name="P85"><text:span text:style-name="Source_20_Text"><text:span text:style-name="T8">sudo systemctl enable --now firewalld</text:span></text:span></text:p>
      <text:p text:style-name="P84"><text:span text:style-name="Source_20_Text"><text:span text:style-name="T8">sudo firewall-cmd --zone=public --add-masquerade --permanent</text:span></text:span></text:p>
      <text:p text:style-name="P84"><text:span text:style-name="Source_20_Text"><text:span text:style-name="T8">sudo firewall-cmd --reload</text:span></text:span></text:p>
      <text:p text:style-name="P84"><text:span text:style-name="Source_20_Text"/></text:p>
      <text:p text:style-name="P84"><text:span text:style-name="Source_20_Text"><text:span text:style-name="T8">Now lets show the docker interfaces to find out its name:</text:span></text:span></text:p>
      <text:p text:style-name="P84"><text:span text:style-name="Source_20_Text"><text:span text:style-name="T8">ip link show</text:span></text:span></text:p>
      <text:p text:style-name="P84"><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86"><text:span text:style-name="Source_20_Text"><text:span text:style-name="T9">Here we can see our docker is called “docker0” , so our firewalld config should look:</text:span></text:span></text:p>
      <text:p text:style-name="P87"><text:span text:style-name="Source_20_Text"><text:span text:style-name="T10">firewall-cmd --permanent --zone=trusted –add-interface=docker0</text:span></text:span></text:p>
      <text:p text:style-name="P87"><text:span text:style-name="Source_20_Text"><text:span text:style-name="T10">fireall-cmd --reload </text:span></text:span></text:p>
      <text:p text:style-name="P87"><text:span text:style-name="Source_20_Text"/></text:p>
      <text:p text:style-name="P88"><text:span text:style-name="Source_20_Text"><text:span text:style-name="T10">We need to see which IP address or </text:span></text:span><text:span text:style-name="Source_20_Text"><text:span text:style-name="T11">interface our docker uses to reach the internet</text:span></text:span></text:p>
      <text:p text:style-name="P87"><text:span text:style-name="Source_20_Text"/></text:p>
      <text:p text:style-name="P87"><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92">Docker uses the host, debian, as a bridge, to reach the internet [24]. So, with that in mind, we know from the previous screenshot that the interface being used is “enp60s0”. Hence, the following firewalld config would look like:</text:p>
      <text:p text:style-name="P93">firewall-cmd --permanent --zone=public --add-interface= <text:span text:style-name="T41">enp60s0 </text:span></text:p>
      <text:p text:style-name="P93">firewall-cmd --reload</text:p>
      <text:p text:style-name="P93"/>
      <text:p text:style-name="P95">Now to open the ports SSH (2<text:span text:style-name="T42">2</text:span>) and HTTP (8080) we simply do the following:</text:p>
      <text:p text:style-name="P95">firewall-cmd --permanent --zone=public --add-port=8080/tcp</text:p>
      <text:p text:style-name="P95">firewall-cmd --permanent --zone=public --add-port=2<text:span text:style-name="T42">2/tcp</text:span></text:p>
      <text:p text:style-name="P94">firewall-cmd --reload</text:p>
      <text:p text:style-name="P97"/>
      <text:p text:style-name="P97"/>
      <text:p text:style-name="P97"><text:soft-page-break/>Lets ensure all changes are saved [23]:</text:p>
      <text:p text:style-name="P97">firewall-cmd –runtime-to-permanent</text:p>
      <text:p text:style-name="P97"/>
      <text:p text:style-name="P98">We can log in to the bash of, wordpresss1 for example, and do a simple ping to google (lets remember that the image being used here of nginx is very restrictive and we have to download ping utilities):</text:p>
      <text:p text:style-name="P98"><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94"><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96">Now, lets ensure DNS works but no other outbound traffic is allowed <text:span text:style-name="T43">[2</text:span><text:span text:style-name="T44">6</text:span><text:span text:style-name="T43">]</text:span>:</text:p>
      <text:p text:style-name="P96">sudo firewall-cmd --permanent --zone=docker –set-target=DROP</text:p>
      <text:p text:style-name="P96">sudo firewall-cmd --permanent --zone=docker --add-port=53/udp</text:p>
      <text:p text:style-name="P96">sudo firewall-cmd --permanent --zone=docker –add-port=53/tcp</text:p>
      <text:p text:style-name="P96">sudo firewall-cmd –reload</text:p>
      <text:p text:style-name="P99">As we can see in the following image, we cannot even download packages from linux repos:</text:p>
      <text:p text:style-name="P99"/>
      <text:p text:style-name="P99"/>
      <text:p text:style-name="P99"/>
      <text:p text:style-name="P99"/>
      <text:p text:style-name="P100"><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01">Now lets add basic monitoring:</text:p>
      <text:p text:style-name="P9">◆ <text:span text:style-name="T1">Configure basic logging to track access to your web service.</text:span></text:p>
      <text:p text:style-name="P3"/>
      <text:p text:style-name="P18">We will use the tools of <text:span text:style-name="T47">both nginx and docker to keep track of all access to our web service. Lets start with nginx[31]</text:span><text:span text:style-name="T48">[3</text:span><text:span text:style-name="T49">3</text:span><text:span text:style-name="T48">]</text:span><text:span text:style-name="T47">:</text:span></text:p>
      <text:p text:style-name="P13">nginx already carries this service on its own image, so its as simple as mounting the corresponding volumes like this:</text:p>
      <text:p text:style-name="P12"><text:span text:style-name="Source_20_Text"><text:span text:style-name="T37">volumes:</text:span></text:span></text:p>
      <text:p text:style-name="P81"><text:span text:style-name="Source_20_Text"><text:span text:style-name="T38"><text:s text:c="6"/>- ./nginx:/etc/nginx/conf.d</text:span></text:span></text:p>
      <text:p text:style-name="P81"><text:span text:style-name="Source_20_Text"><text:span text:style-name="T38"><text:s text:c="6"/>- ./app/static:/static</text:span></text:span></text:p>
      <text:p text:style-name="P81"><text:span text:style-name="Source_20_Text"><text:span text:style-name="T38"><text:s text:c="6"/>- ./log/nginx:/var/log/nginx</text:span></text:span></text:p>
      <text:p text:style-name="P81"><text:span text:style-name="Source_20_Text"><text:span text:style-name="T38"><text:s text:c="4"/>depends_on:</text:span></text:span></text:p>
      <text:p text:style-name="P82"><text:span text:style-name="Source_20_Text"><text:span text:style-name="T38"><text:s text:c="6"/>- </text:span></text:span><text:span text:style-name="Source_20_Text"><text:span text:style-name="T39">reverseproxy</text:span></text:span></text:p>
      <text:p text:style-name="P89"><text:span text:style-name="Source_20_Text"><text:span text:style-name="T40">We also have to modify the core.conf file in our project, by adding the following:</text:span></text:span></text:p>
      <text:p text:style-name="P79"><text:soft-page-break/><text:span text:style-name="Source_20_Text"><text:span text:style-name="T14">http {</text:span></text:span></text:p>
      <text:p text:style-name="P20">access_log /var/log/nginx/access.log;</text:p>
      <text:p text:style-name="P19">error_log /var/log/nginx/error.log;</text:p>
      <text:p text:style-name="P19">}</text:p>
      <text:p text:style-name="P89"><text:span text:style-name="Source_20_Text"/></text:p>
      <text:p text:style-name="P90"><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4">{</text:p>
      <text:p text:style-name="P16"><text:tab/>"builder": {</text:p>
      <text:p text:style-name="P16"><text:tab/><text:tab/>"gc": {</text:p>
      <text:p text:style-name="P16"><text:tab/><text:tab/><text:tab/>"defaultKeepStorage": "1GB",</text:p>
      <text:p text:style-name="P16"><text:tab/><text:tab/><text:tab/>"enabled": true</text:p>
      <text:p text:style-name="P16"><text:tab/><text:tab/>}</text:p>
      <text:p text:style-name="P16"><text:tab/>},</text:p>
      <text:p text:style-name="P16"><text:tab/>"debug": true,</text:p>
      <text:p text:style-name="P16"><text:tab/>"experimental": false,</text:p>
      <text:p text:style-name="P16"><text:tab/>"insecure-registries": [],</text:p>
      <text:p text:style-name="P16"><text:tab/>"registry-mirrors": [],</text:p>
      <text:p text:style-name="P16"><text:tab/>"log-driver": "json-file",</text:p>
      <text:p text:style-name="P16"><text:tab/>"log-opts": {</text:p>
      <text:p text:style-name="P16"><text:tab/>"max-size": "20m",</text:p>
      <text:p text:style-name="P16"><text:tab/>"max-file": "5",</text:p>
      <text:p text:style-name="P16"><text:tab/>"compress": "true",</text:p>
      <text:p text:style-name="P16"><text:tab/>"env": "os"</text:p>
      <text:p text:style-name="P16"><text:tab/>}</text:p>
      <text:p text:style-name="P16">}</text:p>
      <text:p text:style-name="P15"/>
      <text:p text:style-name="P17">We then add a simple “command: sudo chown -R www-data:www-data /var/log/nginx” to our compose.yaml file, under the reverseproxy service tag, so we don’t run into issues about permissions at build[35].</text:p>
      <text:p text:style-name="P17">We can enter a container, in this case wordpresss1.com, and see that the logs are being registered:</text:p>
      <text:p text:style-name="P8"/>
      <text:p text:style-name="P7"/>
      <text:p text:style-name="P7"/>
      <text:list text:style-name="L2">
        <text:list-item>
          <text:p text:style-name="P126"><text:span text:style-name="T25">Create</text:span><text:span text:style-name="T26"> </text:span><text:span text:style-name="T25">a</text:span><text:span text:style-name="T26"> </text:span><text:span text:style-name="T25">cron</text:span><text:span text:style-name="T26"> </text:span><text:span text:style-name="T25">job</text:span><text:span text:style-name="T26"> </text:span><text:span text:style-name="T25">that</text:span><text:span text:style-name="T26"> </text:span><text:span text:style-name="T25">alerts</text:span><text:span text:style-name="T26"> </text:span><text:span text:style-name="T25">(e.g.,</text:span><text:span text:style-name="T26"> </text:span><text:span text:style-name="T25">writes</text:span><text:span text:style-name="T26"> </text:span><text:span text:style-name="T25">to</text:span><text:span text:style-name="T26"> </text:span><text:span text:style-name="T25">a</text:span><text:span text:style-name="T26"> </text:span><text:span text:style-name="T35">fi</text:span><text:span text:style-name="T25">le)</text:span><text:span text:style-name="T26"> </text:span><text:span text:style-name="T25">if</text:span><text:span text:style-name="T26"> </text:span><text:span text:style-name="T25">memory</text:span><text:span text:style-name="T26"> </text:span><text:span text:style-name="T25">usage</text:span><text:span text:style-name="T26"> </text:span><text:span text:style-name="T25">exceeds</text:span><text:span text:style-name="T26"> </text:span><text:span text:style-name="T25">70%.</text:span><text:span text:style-name="T26"> </text:span><text:span text:style-name="T1"/></text:p>
        </text:list-item>
      </text:list>
      <text:p text:style-name="P22"/>
      <text:p text:style-name="P112"><text:span text:style-name="T26">We are going to base off this script [3</text:span><text:span text:style-name="T29">7</text:span><text:span text:style-name="T26">] </text:span><text:span text:style-name="T27">that prints to the console whenever a container’s allocated memory exceeds 70% of its capability. We are going to call it “</text:span><text:span text:style-name="T29">system_monitor.py</text:span><text:span text:style-name="T27">” and it will get stored within </text:span><text:span text:style-name="T30">the base project directory, “docs/other_files”</text:span><text:span text:style-name="T27"> </text:span><text:span text:style-name="T28">for both wordpresss1 and wordpresss2. </text:span><text:span text:style-name="T32">We just change the cpu_usage = psutil.cpu_percent(interval=1) interval parameter to 70 [3</text:span><text:span text:style-name="T33">8</text:span><text:span text:style-name="T32">].</text:span><text:span text:style-name="T1"/></text:p>
      <text:p text:style-name="P112"/>
      <text:p text:style-name="P113"><text:span text:style-name="T28">W</text:span><text:span text:style-name="T26">e are going, after creating the file in the corresponding folder, run “crontab -e” in terminal </text:span><text:span text:style-name="T31">and run the following thing:</text:span><text:span text:style-name="T1"/></text:p>
      <text:p text:style-name="P113"/>
      <text:p text:style-name="P114"><text:span text:style-name="T26">*/15 * * * * /usr/bin/python3 ~/Documents/IT_support_test_french/docs/other_files/system_monitor.py</text:span><text:span text:style-name="T1"/></text:p>
      <text:p text:style-name="P114"/>
      <text:p text:style-name="P115"><text:span text:style-name="T26">And gonna save it in “/tmp/crontab.EcJfLH/crontab” , </text:span><text:span text:style-name="T34">allegedly, when the real path within debian is actually “/var/spool/cron/crontabs/ [39]. </text:span><text:span text:style-name="T1"/></text:p>
      <text:p text:style-name="P115"/>
      <text:p text:style-name="P131"><text:span text:style-name="T34">W</text:span><text:span text:style-name="T26">e are going to use the path file “</text:span><text:span text:style-name="T34">/var/spool/cron/crontabs/</text:span><text:span text:style-name="T26">chemiloco”, where “chemiloco” is the name of the crontab. We are going to do this for both domains, webpresss1 and webpresss2.</text:span><text:span text:style-name="T1"/></text:p>
      <text:p text:style-name="P115"/>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 <text:span text:style-name="T1">Create a Fake Vulnerability</text:span></text:p>
      <text:p text:style-name="P6">◆ <text:span text:style-name="T1">Simulate a misconfiguration that could be exploited (e.g., an exposed</text:span></text:p>
      <text:p text:style-name="P1">admin panel, or a world-writable file).</text:p>
      <text:p text:style-name="P6">◆ <text:span text:style-name="T1">Document this “trap” clearly.</text:span></text:p>
      <text:p text:style-name="P6"/>
      <text:p text:style-name="P6">➔ <text:span text:style-name="T1">Documentation</text:span></text:p>
      <text:p text:style-name="P6">◆ <text:span text:style-name="T1">Write a short README.md explaining:</text:span></text:p>
      <text:p text:style-name="P6">● <text:span text:style-name="T1">What you did.</text:span></text:p>
      <text:p text:style-name="P6">● <text:span text:style-name="T1">How to run the service.</text:span></text:p>
      <text:p text:style-name="P6"><text:soft-page-break/>● <text:span text:style-name="T1">What security controls you implemented.</text:span></text:p>
      <text:p text:style-name="P6">● <text:span text:style-name="T1">What the “vulnerability” is and how to fix it.</text:span></text:p>
      <text:p text:style-name="P1">Deliver as a Git repo or a compressed folder.</text:p>
      <text:p text:style-name="P78"/>
      <text:p text:style-name="Standard"/>
      <text:p text:style-name="P27">Sources:</text:p>
      <text:p text:style-name="P28">[1]</text:p>
      <text:p text:style-name="P28"/>
      <text:p text:style-name="P80"><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8"/>
      <text:p text:style-name="P28">[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8"/>
      <text:p text:style-name="P34">[4] configure nginx reverse proxy within a docker container: <text:a xlink:type="simple" xlink:href="https://www.youtube.com/watch?v=ZmH1L1QeNHk" text:style-name="Internet_20_link" text:visited-style-name="Visited_20_Internet_20_Link">https://www.youtube.com/watch?v=ZmH1L1QeNHk</text:a></text:p>
      <text:p text:style-name="P34"/>
      <text:p text:style-name="P31">[5] Set up docker host hardening to improve container security: <text:a xlink:type="simple" xlink:href="https://www.youtube.com/watch?v=RmNqtD9zop4" text:style-name="Internet_20_link" text:visited-style-name="Visited_20_Internet_20_Link">https://www.youtube.com/watch?v=RmNqtD9zop4</text:a></text:p>
      <text:p text:style-name="P31"/>
      <text:p text:style-name="P35">[6] docker container security cheat sheet:</text:p>
      <text:p text:style-name="P35"><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5"/>
      <text:p text:style-name="P36">[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6"/>
      <text:p text:style-name="P37">[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6"/>
      <text:p text:style-name="P39">[9] non root unprivileged users in nginx:</text:p>
      <text:p text:style-name="P39"><text:s/><text:a xlink:type="simple" xlink:href="https://hub.docker.com/r/nginxinc/nginx-unprivileged" text:style-name="Internet_20_link" text:visited-style-name="Visited_20_Internet_20_Link">https://hub.docker.com/r/nginxinc/nginx-unprivileged</text:a></text:p>
      <text:p text:style-name="P40"/>
      <text:p text:style-name="P40">[10] best security practices in docker: </text:p>
      <text:p text:style-name="P40"><text:a xlink:type="simple" xlink:href="https://sysdig.com/learn-cloud-native/dockerfile-best-practices/" text:style-name="Internet_20_link" text:visited-style-name="Visited_20_Internet_20_Link">https://sysdig.com/learn-cloud-native/dockerfile-best-practices/</text:a></text:p>
      <text:p text:style-name="P40"/>
      <text:p text:style-name="P40"/>
      <text:p text:style-name="P33"><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3">(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3"/>
      <text:p text:style-name="P76"><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1"/>
      <text:p text:style-name="P42">[13] Build an NGINX server with docker: </text:p>
      <text:p text:style-name="P42"><text:a xlink:type="simple" xlink:href="https://medium.com/@mrdevsecops/dockerfile-nginx-842ba0a55b82" text:style-name="Internet_20_link" text:visited-style-name="Visited_20_Internet_20_Link">https://medium.com/@mrdevsecops/dockerfile-nginx-842ba0a55b82</text:a></text:p>
      <text:p text:style-name="P42"/>
      <text:p text:style-name="P43">[14] monter un reverse proxy avec NGINX et docker:</text:p>
      <text:p text:style-name="P43"><text:a xlink:type="simple" xlink:href="https://youtu.be/786dRn1Ioug?si=NAn91-TjSw1ul1oy" text:style-name="Internet_20_link" text:visited-style-name="Visited_20_Internet_20_Link">https://youtu.be/786dRn1Ioug?si=NAn91-TjSw1ul1oy</text:a></text:p>
      <text:p text:style-name="P43"/>
      <text:p text:style-name="P44">[15] Docker volumes: </text:p>
      <text:p text:style-name="P44"><text:a xlink:type="simple" xlink:href="https://docs.docker.com/engine/storage/volumes/" text:style-name="Internet_20_link" text:visited-style-name="Visited_20_Internet_20_Link">https://docs.docker.com/engine/storage/volumes/</text:a></text:p>
      <text:p text:style-name="P44"/>
      <text:p text:style-name="P49">[16] Wordpress docker image:</text:p>
      <text:p text:style-name="P49"><text:a xlink:type="simple" xlink:href="https://hub.docker.com/_/wordpress" text:style-name="Internet_20_link" text:visited-style-name="Visited_20_Internet_20_Link">https://hub.docker.com/_/wordpress</text:a></text:p>
      <text:p text:style-name="P49"/>
      <text:p text:style-name="P50">[17] Wordpress FPM nginx config file:</text:p>
      <text:p text:style-name="P50"><text:a xlink:type="simple" xlink:href="https://gist.github.com/md5/d9206eacb5a0ff5d6be0" text:style-name="Internet_20_link" text:visited-style-name="Visited_20_Internet_20_Link">https://gist.github.com/md5/d9206eacb5a0ff5d6be0</text:a></text:p>
      <text:p text:style-name="P51"/>
      <text:p text:style-name="P51">[18] How to set up PHP, FPM and NGINX in a docker container:</text:p>
      <text:p text:style-name="P51"><text:a xlink:type="simple" xlink:href="https://www.pascallandau.com/blog/php-php-fpm-and-nginx-on-docker-in-windows-10/" text:style-name="Internet_20_link" text:visited-style-name="Visited_20_Internet_20_Link">https://www.pascallandau.com/blog/php-php-fpm-and-nginx-on-docker-in-windows-10/</text:a></text:p>
      <text:p text:style-name="P51"/>
      <text:p text:style-name="P52">[19] How to setup iptables for docker:</text:p>
      <text:p text:style-name="P5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2"/>
      <text:p text:style-name="P53">[20] firewalld and docker:</text:p>
      <text:p text:style-name="P53"><text:a xlink:type="simple" xlink:href="https://dev.to/soerenmetje/how-to-secure-a-docker-host-using-firewalld-2joo" text:style-name="Internet_20_link" text:visited-style-name="Visited_20_Internet_20_Link">https://dev.to/soerenmetje/how-to-secure-a-docker-host-using-firewalld-2joo</text:a></text:p>
      <text:p text:style-name="P53"/>
      <text:p text:style-name="P53"><text:soft-page-break/>[21] why firewalls and docker dont get along:</text:p>
      <text:p text:style-name="P53"><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3"/>
      <text:p text:style-name="P54">[22] Docker security best practices:</text:p>
      <text:p text:style-name="P54"><text:a xlink:type="simple" xlink:href="https://docs.docker.com/engine/security/" text:style-name="Internet_20_link" text:visited-style-name="Visited_20_Internet_20_Link">https://docs.docker.com/engine/security/</text:a></text:p>
      <text:p text:style-name="P54"/>
      <text:p text:style-name="P55">[23] firewalld config:</text:p>
      <text:p text:style-name="P55"><text:a xlink:type="simple" xlink:href="https://docs.rockylinux.org/guides/security/firewalld-beginners/" text:style-name="Internet_20_link" text:visited-style-name="Visited_20_Internet_20_Link">https://docs.rockylinux.org/guides/security/firewalld-beginners/</text:a></text:p>
      <text:p text:style-name="P55"/>
      <text:p text:style-name="P56">[24] docker networking is crazy:</text:p>
      <text:p text:style-name="P56"><text:a xlink:type="simple" xlink:href="https://www.youtube.com/watch?v=bKFMS5C4CG0" text:style-name="Internet_20_link" text:visited-style-name="Visited_20_Internet_20_Link">https://www.youtube.com/watch?v=bKFMS5C4CG0</text:a></text:p>
      <text:p text:style-name="P56"/>
      <text:p text:style-name="P58">[25] firewalld not allowing docker to start:</text:p>
      <text:p text:style-name="P58"><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8"/>
      <text:p text:style-name="P59">[26] how to restrict outbound traffic on docker:</text:p>
      <text:p text:style-name="P59"><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59"/>
      <text:p text:style-name="P60">[27] block all outbound traffic except to the DNS:</text:p>
      <text:p text:style-name="P60"><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0"/>
      <text:p text:style-name="P61">[28] configure NGINX as a reverse proxy:</text:p>
      <text:p text:style-name="P61"><text:a xlink:type="simple" xlink:href="https://docs.nginx.com/nginx/admin-guide/web-server/reverse-proxy/" text:style-name="Internet_20_link" text:visited-style-name="Visited_20_Internet_20_Link">https://docs.nginx.com/nginx/admin-guide/web-server/reverse-proxy/</text:a></text:p>
      <text:p text:style-name="P61"/>
      <text:p text:style-name="P62">[29] <text:span text:style-name="T45">defaults in firewalld</text:span></text:p>
      <text:p text:style-name="P62"><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2"/>
      <text:p text:style-name="P63">[30] how to make persistent logs in docker volumes:</text:p>
      <text:p text:style-name="P63"><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3"/>
      <text:p text:style-name="P64"><text:soft-page-break/>[31] consisten<text:span text:style-name="T46">t</text:span> nginx logs in a docker’s volume:</text:p>
      <text:p text:style-name="P63"><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3"/>
      <text:p text:style-name="P65">[32] creating the daemon.json for a consistent docker logs:</text:p>
      <text:p text:style-name="P65"><text:a xlink:type="simple" xlink:href="https://betterstack.com/community/guides/logging/how-to-start-logging-with-docker/" text:style-name="Internet_20_link" text:visited-style-name="Visited_20_Internet_20_Link">https://betterstack.com/community/guides/logging/how-to-start-logging-with-docker/</text:a></text:p>
      <text:p text:style-name="P65"><text:a xlink:type="simple" xlink:href="https://www.youtube.com/watch?v=Zlj39xXPu2k" text:style-name="Internet_20_link" text:visited-style-name="Visited_20_Internet_20_Link">https://www.youtube.com/watch?v=Zlj39xXPu2k</text:a></text:p>
      <text:p text:style-name="P65"/>
      <text:p text:style-name="P66">[33] nginx logging docs:</text:p>
      <text:p text:style-name="P66"><text:a xlink:type="simple" xlink:href="https://docs.nginx.com/nginx/admin-guide/monitoring/logging/" text:style-name="Internet_20_link" text:visited-style-name="Visited_20_Internet_20_Link">https://docs.nginx.com/nginx/admin-guide/monitoring/logging/</text:a></text:p>
      <text:p text:style-name="P66"/>
      <text:p text:style-name="P67">[34] json-file docs:</text:p>
      <text:p text:style-name="P67"><text:a xlink:type="simple" xlink:href="https://docs.docker.com/engine/logging/drivers/json-file/" text:style-name="Internet_20_link" text:visited-style-name="Visited_20_Internet_20_Link">https://docs.docker.com/engine/logging/drivers/json-file/</text:a></text:p>
      <text:p text:style-name="P67"/>
      <text:p text:style-name="P68">[35] compose yaml cheat sheet:</text:p>
      <text:p text:style-name="P68"><text:a xlink:type="simple" xlink:href="https://devhints.io/docker-compose" text:style-name="Internet_20_link" text:visited-style-name="Visited_20_Internet_20_Link">https://devhints.io/docker-compose</text:a></text:p>
      <text:p text:style-name="P68"/>
      <text:p text:style-name="P69">[36] <text:span text:style-name="T50">bash</text:span> script to check memory usage:</text:p>
      <text:p text:style-name="P69"><text:a xlink:type="simple" xlink:href="https://unix.stackexchange.com/questions/91789/script-to-test-for-memory-usage" text:style-name="Internet_20_link" text:visited-style-name="Visited_20_Internet_20_Link">https://unix.stackexchange.com/questions/91789/script-to-test-for-memory-usage</text:a></text:p>
      <text:p text:style-name="P69"/>
      <text:p text:style-name="P70">[37] python and cron scripts to write memory usage:</text:p>
      <text:p text:style-name="P70"><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0"/>
      <text:p text:style-name="P71">[38] explaining psutil.cpu_percent</text:p>
      <text:p text:style-name="P71"><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1"/>
      <text:p text:style-name="P72">[39] crontab actual directory and docs:</text:p>
      <text:p text:style-name="P72"><text:a xlink:type="simple" xlink:href="https://docs.oracle.com/cd/E19455-01/805-7229/sysrescron-2/index.html" text:style-name="Internet_20_link" text:visited-style-name="Visited_20_Internet_20_Link">https://docs.oracle.com/cd/E19455-01/805-7229/sysrescron-2/index.html</text:a></text:p>
      <text:p text:style-name="P72"/>
      <text:p text:style-name="P120">[40] show all config from firewalld:</text:p>
      <text:p text:style-name="P120"><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121"><text:soft-page-break/>[41] how to name dockerfiles:</text:p>
      <text:p text:style-name="P121"><text:a xlink:type="simple" xlink:href="https://stackoverflow.com/questions/26077543/how-to-name-dockerfiles" text:style-name="Internet_20_link" text:visited-style-name="Visited_20_Internet_20_Link">https://stackoverflow.com/questions/26077543/how-to-name-dockerfiles</text:a></text:p>
      <text:p text:style-name="P121"/>
      <text:p text:style-name="P122">[42] how to add files with a rootless config:</text:p>
      <text:p text:style-name="P122"><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122"/>
      <text:p text:style-name="P123">[43] php-fpm not found:</text:p>
      <text:p text:style-name="P123"><text:a xlink:type="simple" xlink:href="https://forums.docker.com/t/docker-nginx-and-php-fpm-file-not-found/136493" text:style-name="Internet_20_link" text:visited-style-name="Visited_20_Internet_20_Link">https://forums.docker.com/t/docker-nginx-and-php-fpm-file-not-found/136493</text:a></text:p>
      <text:p text:style-name="P123"/>
      <text:p text:style-name="P123"/>
      <text:p text:style-name="P72"/>
      <text:p text:style-name="P61"/>
      <text:p text:style-name="P60"/>
      <text:p text:style-name="P60"/>
      <text:p text:style-name="P56"/>
      <text:p text:style-name="P55"/>
      <text:p text:style-name="P55"/>
      <text:p text:style-name="P38">Unrelated sources:</text:p>
      <text:p text:style-name="P37"><text:a xlink:type="simple" xlink:href="https://forums.raspberrypi.com/viewtopic.php?t=371884" text:style-name="Internet_20_link" text:visited-style-name="Visited_20_Internet_20_Link">https://forums.raspberrypi.com/viewtopic.php?t=371884</text:a></text:p>
      <text:p text:style-name="P37"/>
      <text:p text:style-name="P37"><text:a xlink:type="simple" xlink:href="https://github.com/nginx/docker-nginx/blob/master/stable/debian/Dockerfile" text:style-name="Internet_20_link" text:visited-style-name="Visited_20_Internet_20_Link">https://github.com/nginx/docker-nginx/blob/master/stable/debian/Dockerfil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37"><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7"/>
      <text:p text:style-name="P37"><text:a xlink:type="simple" xlink:href="https://www.docker.com/blog/how-to-use-the-official-nginx-docker-image/" text:style-name="Internet_20_link" text:visited-style-name="Visited_20_Internet_20_Link">https://www.docker.com/blog/how-to-use-the-official-nginx-docker-image/</text:a></text:p>
      <text:p text:style-name="P37"/>
      <text:p text:style-name="P37"><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7"/>
      <text:p text:style-name="P45">cheat sheet:</text:p>
      <text:p text:style-name="P45"><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5"/>
      <text:p text:style-name="P45">official docs</text:p>
      <text:p text:style-name="P45"><text:a xlink:type="simple" xlink:href="https://docs.docker.com/reference/dockerfile/" text:style-name="Internet_20_link" text:visited-style-name="Visited_20_Internet_20_Link">https://docs.docker.com/reference/dockerfile/</text:a></text:p>
      <text:p text:style-name="P45"/>
      <text:p text:style-name="P45"><text:a xlink:type="simple" xlink:href="https://docs.docker.com/build/building/best-practices/" text:style-name="Internet_20_link" text:visited-style-name="Visited_20_Internet_20_Link">https://docs.docker.com/build/building/best-practices/</text:a></text:p>
      <text:p text:style-name="P45"/>
      <text:p text:style-name="P45"><text:a xlink:type="simple" xlink:href="https://docs.docker.com/build/concepts/dockerfile/" text:style-name="Internet_20_link" text:visited-style-name="Visited_20_Internet_20_Link">https://docs.docker.com/build/concepts/dockerfile/</text:a></text:p>
      <text:p text:style-name="P45"/>
      <text:p text:style-name="P45"/>
      <text:p text:style-name="P45"><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5"/>
      <text:p text:style-name="P46">How to enter docker bash</text:p>
      <text:p text:style-name="P46"><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6"/>
      <text:p text:style-name="P46"/>
      <text:p text:style-name="P47"><text:soft-page-break/>How to delete everything – images, volumes, etc</text:p>
      <text:p text:style-name="P48"><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91">docker system prune -a --volumes</text:p>
      <text:p text:style-name="P91"/>
      <text:p text:style-name="P91">https://hub.docker.com/_/wordpress</text:p>
      <text:p text:style-name="P48"/>
      <text:p text:style-name="P48">https://askubuntu.com/questions/996718/ubuntu-repository-does-not-have-a-release-file<text:span text:style-name="T24"/></text:p>
      <text:p text:style-name="P47"/>
      <text:p text:style-name="P57">How to see latest logs in composer:</text:p>
      <text:p text:style-name="P57"/>
      <text:p text:style-name="P57">sudo journalctl -u docker.service --no-pager | tail -n 100</text:p>
      <text:p text:style-name="P57"/>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4">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117">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16">sudo firewall-cmd --permanent --zone=docker_zone --add-port=3306/tcp</text:p>
      <text:p text:style-name="P2"/>
      <text:p text:style-name="P117">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16">sudo firewall-cmd --permanent --zone=public --add-rich-rule='rule family="ipv4" source address="172.18.0.0/24" accept'</text:p>
      <text:p text:style-name="P117">sudo firewall-cmd --permanent --new-zone=docker</text:p>
      <text:p text:style-name="Preformatted_20_Text">sudo firewall-cmd --permanent --zone=docker --add-source=172.18.0.0/16</text:p>
      <text:p text:style-name="Preformatted_20_Text">sudo firewall-cmd --permanent --zone=docker --add-port=8080/tcp</text:p>
      <text:p text:style-name="P116">sudo firewall-cmd --reload</text:p>
      <text:p text:style-name="P2"/>
      <text:p text:style-name="P2">docker exec ITSupport-nginx netstat -tulnp | grep 80</text:p>
      <text:p text:style-name="P2"/>
      <text:p text:style-name="P117">docker logs ITSupport-nginx</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01:11:18.069454070</dc:date>
    <meta:editing-duration>PT22H30M54S</meta:editing-duration>
    <meta:editing-cycles>121</meta:editing-cycles>
    <meta:generator>LibreOffice/7.4.7.2$Linux_X86_64 LibreOffice_project/40$Build-2</meta:generator>
    <meta:document-statistic meta:table-count="0" meta:image-count="7" meta:object-count="0" meta:page-count="24" meta:paragraph-count="336" meta:word-count="2168" meta:character-count="18982" meta:non-whitespace-character-count="17081"/>
  </office:meta>
</office:document-meta>
</file>